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3690de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1f0742" officeooo:paragraph-rsid="003d6f7f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3d6f7f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7ff3" officeooo:paragraph-rsid="003ee1ba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7ff3" officeooo:paragraph-rsid="0040bad5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3d6f7f" officeooo:paragraph-rsid="003d6f7f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32658b" officeooo:paragraph-rsid="003d6f7f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37f07f" officeooo:paragraph-rsid="003d6f7f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335468" officeooo:paragraph-rsid="003d6f7f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335468" officeooo:paragraph-rsid="00409013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officeooo:rsid="00092cf6" officeooo:paragraph-rsid="003d6f7f" style:font-size-asian="14pt" style:font-name-complex="Nirmala UI2" style:font-size-complex="14pt"/>
    </style:style>
    <style:style style:name="P43" style:family="paragraph" style:parent-style-name="Table_20_Contents">
      <style:text-properties style:font-name="Nirmala UI" fo:font-size="14pt" officeooo:rsid="00092cf6" officeooo:paragraph-rsid="003ee1ba" style:font-size-asian="14pt" style:font-name-complex="Nirmala UI2" style:font-size-complex="14pt"/>
    </style:style>
    <style:style style:name="P44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b8466" style:font-size-asian="22pt" style:font-weight-asian="bold" style:font-name-complex="Nirmala UI2" style:font-size-complex="2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b8466" style:font-size-asian="22pt" style:font-weight-asian="bold" style:font-name-complex="Nirmala UI2" style:font-size-complex="2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text-properties fo:font-size="14pt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3" style:family="paragraph" style:parent-style-name="Table_20_Contents">
      <style:text-properties officeooo:paragraph-rsid="003d6f7f"/>
    </style:style>
    <style:style style:name="P54" style:family="paragraph" style:parent-style-name="Standard">
      <style:text-properties fo:font-size="18pt" officeooo:paragraph-rsid="000f5821" style:font-size-asian="18pt" style:font-size-complex="18pt"/>
    </style:style>
    <style:style style:name="P55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6" style:family="paragraph" style:parent-style-name="Footer">
      <style:text-properties style:font-name="Nirmala UI" officeooo:paragraph-rsid="0020e4b5" style:font-name-complex="Nirmala UI2"/>
    </style:style>
    <style:style style:name="P57" style:family="paragraph" style:parent-style-name="Footer">
      <style:text-properties style:font-name="Nirmala UI" officeooo:paragraph-rsid="002f4fe4" style:font-name-complex="Nirmala UI2"/>
    </style:style>
    <style:style style:name="P58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0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style:font-name="Nirmala UI" fo:font-size="14pt" officeooo:rsid="003d6f7f" style:font-size-asian="14pt" style:font-name-complex="Nirmala UI2" style:font-size-complex="14pt"/>
    </style:style>
    <style:style style:name="T11" style:family="text">
      <style:text-properties officeooo:rsid="000f5821"/>
    </style:style>
    <style:style style:name="T12" style:family="text">
      <style:text-properties officeooo:rsid="0010e9a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5821" style:font-weight-asian="bold" style:font-weight-complex="bold"/>
    </style:style>
    <style:style style:name="T15" style:family="text">
      <style:text-properties fo:font-weight="bold" officeooo:rsid="00281e15" style:font-weight-asian="bold" style:font-weight-complex="bold"/>
    </style:style>
    <style:style style:name="T16" style:family="text">
      <style:text-properties fo:font-weight="bold" officeooo:rsid="002f4fe4" style:font-weight-asian="bold" style:font-weight-complex="bold"/>
    </style:style>
    <style:style style:name="T17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1" style:family="text">
      <style:text-properties fo:font-size="11pt" fo:font-weight="bold" officeooo:rsid="002f4fe4" style:font-size-asian="11pt" style:font-weight-asian="bold" style:font-weight-complex="bold"/>
    </style:style>
    <style:style style:name="T22" style:family="text">
      <style:text-properties style:font-name="Nirmala UI1" fo:font-size="14pt" officeooo:rsid="003690de" style:font-size-asian="14pt" style:font-name-complex="Nirmala UI1" style:font-size-complex="14pt"/>
    </style:style>
    <style:style style:name="T23" style:family="text">
      <style:text-properties officeooo:rsid="002facb9"/>
    </style:style>
    <style:style style:name="T24" style:family="text">
      <style:text-properties officeooo:rsid="003b8466"/>
    </style:style>
    <style:style style:name="T25" style:family="text">
      <style:text-properties officeooo:rsid="003d6f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2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2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2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2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1">डिनर - </text:span><text:span text:style-name="T14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4"><text:s/><text:span text:style-name="T11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8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9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5">How to use – </text:p>
      <text:p text:style-name="P56">1. Press the correct number <text:tab/>and immediately press “Enter”(Green) key on the keypad.</text:p>
      <text:p text:style-name="P56">2. To Stop the playing announcement press “Backspace”(Red) key. </text:p>
      <text:p text:style-name="P56"><text:tab/><text:tab/></text:p>
      <text:p text:style-name="P57"><text:tab/><text:tab/><text:span text:style-name="T21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/>
          </table:table-cell>
          <table:table-cell table:style-name="Table2.B1" office:value-type="string">
            <text:p text:style-name="P46"><text:s/><text:span text:style-name="T24">औरंगाबाद - मुंबई </text:span></text:p>
          </table:table-cell>
          <table:table-cell table:style-name="Table2.C1" office:value-type="string">
            <text:p text:style-name="P45"/>
          </table:table-cell>
          <table:table-cell table:style-name="Table2.D1" office:value-type="string">
            <text:p text:style-name="P47"><text:s/><text:span text:style-name="T24">मुंबई - औरंगाबाद 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7"><text:s/>शिवाजी नगर , पुणे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7"><text:s/>अहमदनगर 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7"><text:s/>कलम्बोली हाईवे , पनवेल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9"><text:s/><text:span text:style-name="T25">वालुज पंढरपुर </text:span>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8"><text:s/><text:span text:style-name="T25">कामोठे 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41"><text:s/><text:span text:style-name="T25">बाबा पेट्रोल पंप + बसस्टैंड + रेलवे स्टेशन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खारघर 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40"><text:s/><text:span text:style-name="T25">क्रांति चौक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C B D बेलापुर 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40"><text:s/><text:span text:style-name="T25">अमरप्रीत होटल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नेरूल L P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42"><text:s/><text:span text:style-name="T25">मोंढा नाका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3"><text:span text:style-name="Default_20_Paragraph_20_Font"><text:span text:style-name="T22"><text:s/></text:span></text:span><text:span text:style-name="Default_20_Paragraph_20_Font"><text:span text:style-name="T10">वाशी 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43"><text:s/><text:span text:style-name="T25">आकाशवाणी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4"><text:s/><text:span text:style-name="T25">मानखुर्द 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5"><text:s/><text:span text:style-name="T25">सेवन हिल्स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2"><text:s/><text:span text:style-name="T25">चेम्बूर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6"><text:s/><text:span text:style-name="T25">सिडको बस स्टैंड + <text:s/>लास्ट स्टॉप </text:span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2"><text:s/><text:span text:style-name="T25">सायन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3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2"><text:s/><text:span text:style-name="T25">दादर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3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8"><text:s/><text:span text:style-name="T25">बायकला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3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7"><text:s/>कारणक बंदर + लास्ट स्टॉप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3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><text:s/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3"><text:s/>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51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4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51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44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50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44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4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50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50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50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50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50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50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50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50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50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52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50"/>
          </table:table-cell>
        </table:table-row>
      </table:table>
      <text:p text:style-name="P60"><text:span text:style-name="T15">इस्तेमाल </text:span><text:span text:style-name="T13"><text:s/>– </text:span></text:p>
      <text:p text:style-name="P59"><text:span text:style-name="T4">1. </text:span><text:bookmark text:name="tw-target-text"/><text:span text:style-name="T17">सही </text:span><text:span text:style-name="T18">नंबर</text:span><text:span text:style-name="T17"> दबाएं और तुरंत कीपैड पर ग्रीन</text:span><text:span text:style-name="T19"> </text:span><text:span text:style-name="T20">बटन</text:span><text:span text:style-name="T17"> दबाएं।</text:span></text:p>
      <text:p text:style-name="P59"><text:span text:style-name="T4">2. </text:span><text:span text:style-name="T6">अन्नोउंसमेंट </text:span><text:span text:style-name="T17"><text:s/>को रोकने के लिए लाल</text:span><text:span text:style-name="T19"> </text:span><text:span text:style-name="T20">बटन</text:span><text:span text:style-name="T17"> दबाएं ।</text:span></text:p>
      <text:p text:style-name="P58"><text:s/><text:tab/><text:tab/><text:tab/><text:tab/><text:tab/><text:tab/><text:tab/><text:tab/><text:tab/><text:span text:style-name="T16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2002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6</meta:editing-cycles>
    <meta:creation-date>2017-04-06T11:20:00</meta:creation-date>
    <dc:date>2017-07-24T16:53:56.485797116</dc:date>
    <meta:editing-duration>P2DT8H18M</meta:editing-duration>
    <meta:generator>LibreOffice/4.4.6.3$Linux_X86_64 LibreOffice_project/40m0$Build-3</meta:generator>
    <meta:document-statistic meta:table-count="2" meta:image-count="0" meta:object-count="0" meta:page-count="2" meta:paragraph-count="168" meta:word-count="318" meta:character-count="1182" meta:non-whitespace-character-count="8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